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line-height="115%"/>
    </style:style>
    <style:style style:name="P4" style:family="paragraph">
      <style:paragraph-properties fo:line-height="115%"/>
      <style:text-properties fo:font-size="28pt" style:font-size-asian="28pt" style:font-size-complex="28pt"/>
    </style:style>
    <style:style style:name="P5" style:family="paragraph">
      <style:paragraph-properties fo:margin-left="0.635cm" fo:margin-right="0cm" fo:line-height="115%" fo:text-indent="0cm"/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0.635cm" fo:margin-right="0cm" fo:line-height="115%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wendal breton , adrien mesnier Ts5</text:span></text:p>
          </draw:text-box>
        </draw:frame>
        <draw:frame presentation:style-name="pr2" draw:text-style-name="P2" draw:layer="layout" svg:width="25.199cm" svg:height="12.179cm" svg:x="1.6cm" svg:y="5.021cm" presentation:class="subtitle" presentation:user-transformed="true">
          <draw:text-box>
            <text:p text:style-name="P2"><text:span text:style-name="T2">Les logiciels libres ouver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Plan : 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4"><text:span text:style-name="T3"><text:s/></text:span><text:span text:style-name="T3">1)    Histoire des logiciels libres </text:span></text:p>
            <text:p text:style-name="P5"><text:span text:style-name="T3"><text:s text:c="3"/></text:span><text:span text:style-name="T3">a)Au début des logiciels </text:span></text:p>
            <text:p text:style-name="P5"><text:span text:style-name="T3"><text:s text:c="3"/></text:span><text:span text:style-name="T3">b)Le début des réglementations</text:span></text:p>
            <text:p text:style-name="P5"><text:span text:style-name="T3">2) Les logiciels libres aujourd’hui</text:span></text:p>
            <text:p text:style-name="P5"><text:span text:style-name="T3"><text:s text:c="3"/></text:span><text:span text:style-name="T3">a) Nouvelle définition</text:span></text:p>
            <text:p text:style-name="P5"><text:span text:style-name="T3"><text:s text:c="3"/></text:span><text:span text:style-name="T3">b) interopérabilité </text:span></text:p>
            <text:p text:style-name="P5"><text:span text:style-name="T3">3) Les licences </text:span></text:p>
            <text:p text:style-name="P5"><text:span text:style-name="T3"><text:s text:c="3"/></text:span><text:span text:style-name="T3">a) Licence GNU GPL</text:span></text:p>
            <text:p text:style-name="P5"><text:span text:style-name="T3"><text:s text:c="3"/></text:span><text:span text:style-name="T3">b) Licences françai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7"><text:span text:style-name="T3">1)    Histoire des logiciels libres </text:span><text:span text:style-name="T3"><text:line-break/></text:span><text:span text:style-name="T3">a)Au début des logiciels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960 : logiciels non libres</text:p>
              </text:list-item>
              <text:list-item>
                <text:p>1970 : - réseau longue distance ;</text:p>
                <text:p><text:s text:c="11"/>- système d'exploitation ;</text:p>
              </text:list-item>
              <text:list-item>
                <text:p>1980 : licence BSD</text:p>
              </text:list-item>
              <text:list-item>
                <text:p>1984 : fre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7"><text:span text:style-name="T3">b)Le début des réglement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giciel libre : code source accessible et modifiable</text:p>
              </text:list-item>
              <text:list-item>
                <text:p>Environnement de travail collaboratif pour le développement d'applications</text:p>
              </text:list-item>
              <text:list-item>
                <text:p>Consortium : échanges d'idées entre utilisateurs et développe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7"><text:span text:style-name="T3">2) Les logiciels libres aujourd’hui</text:span><text:span text:style-name="T3"><text:line-break/></text:span><text:span text:style-name="T3"> <text:s text:c="2"/>a) Nouvelle défini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 format open office banni dans l'ét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5:39:13.993000000</meta:creation-date>
    <dc:date>2017-04-04T16:00:07.161000000</dc:date>
    <meta:editing-duration>PT20M51S</meta:editing-duration>
    <meta:editing-cycles>4</meta:editing-cycles>
    <meta:generator>LibreOffice/4.3.6.2$Windows_x86 LibreOffice_project/d50a87b2e514536ed401c18000dad4660b6a169e</meta:generator>
    <meta:document-statistic meta:object-count="41"/>
  </office:meta>
</office:document-meta>
</file>